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956" officeooo:paragraph-rsid="001c2956"/>
    </style:style>
    <style:style style:name="P2" style:family="paragraph" style:parent-style-name="Standard">
      <style:text-properties officeooo:rsid="001ccb1d" officeooo:paragraph-rsid="001cc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es a realizar Lunes 16 de Mayo de 2016</text:p>
      <text:p text:style-name="P1"/>
      <text:p text:style-name="P1">Terminacion de las relaciones faltantes de la base de datos</text:p>
      <text:p text:style-name="P2">Comprobacion de la base de datos (atributos,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19:33.089980348</meta:creation-date>
    <dc:date>2016-05-16T11:42:14.252880075</dc:date>
    <meta:editing-duration>PT2M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3" meta:word-count="26" meta:character-count="151" meta:non-whitespace-character-count="127"/>
  </office:meta>
</office:document-meta>
</file>